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28DEFC3E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4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5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6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7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8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</style:style>
    <style:style style:name="P9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e813c"/>
    </style:style>
    <style:style style:name="P10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1" style:family="paragraph" style:parent-style-name="Heading_20_1">
      <style:paragraph-properties fo:line-height="110%"/>
    </style:style>
    <style:style style:name="P1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4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1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T1" style:family="text">
      <style:text-properties fo:font-weight="bold" officeooo:rsid="0020377e" style:font-weight-asian="bold" style:font-weight-complex="bold"/>
    </style:style>
    <style:style style:name="T2" style:family="text">
      <style:text-properties fo:font-weight="normal" officeooo:rsid="0020377e" style:font-weight-asian="normal" style:font-weight-complex="normal"/>
    </style:style>
    <style:style style:name="T3" style:family="text">
      <style:text-properties officeooo:rsid="00167aa8"/>
    </style:style>
    <style:style style:name="T4" style:family="text">
      <style:text-properties officeooo:rsid="002122b2"/>
    </style:style>
    <style:style style:name="T5" style:family="text">
      <style:text-properties officeooo:rsid="00205435"/>
    </style:style>
    <style:style style:name="T6" style:family="text">
      <style:text-properties officeooo:rsid="000773a3"/>
    </style:style>
    <style:style style:name="T7" style:family="text">
      <style:text-properties fo:color="#4c4c4c"/>
    </style:style>
    <style:style style:name="T8" style:family="text">
      <style:text-properties fo:color="#4c4c4c" style:font-name="Times New Roman2"/>
    </style:style>
    <style:style style:name="T9" style:family="text">
      <style:text-properties fo:color="#4c4c4c" officeooo:rsid="001b802b"/>
    </style:style>
    <style:style style:name="T10" style:family="text">
      <style:text-properties fo:color="#4c4c4c" officeooo:rsid="0023de1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377e" style:font-weight-asian="bold" style:font-weight-complex="bold"/>
    </style:style>
    <style:style style:name="T13" style:family="text">
      <style:text-properties fo:font-weight="bold" officeooo:rsid="0010c07c" style:font-weight-asian="bold" style:font-weight-complex="bold"/>
    </style:style>
    <style:style style:name="T14" style:family="text">
      <style:text-properties fo:font-weight="bold" officeooo:rsid="002122b2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0377e" style:font-weight-asian="normal" style:font-weight-complex="normal"/>
    </style:style>
    <style:style style:name="T17" style:family="text">
      <style:text-properties fo:font-weight="normal" officeooo:rsid="0010c07c" style:font-weight-asian="normal" style:font-weight-complex="normal"/>
    </style:style>
    <style:style style:name="T18" style:family="text">
      <style:text-properties fo:font-weight="normal" officeooo:rsid="00167aa8" style:font-weight-asian="normal" style:font-weight-complex="normal"/>
    </style:style>
    <style:style style:name="T19" style:family="text">
      <style:text-properties officeooo:rsid="00167aa8"/>
    </style:style>
    <style:style style:name="T20" style:family="text">
      <style:text-properties officeooo:rsid="002122b2"/>
    </style:style>
    <style:style style:name="T21" style:family="text">
      <style:text-properties officeooo:rsid="000773a3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0773a3" style:font-style-asian="normal" style:font-style-complex="normal"/>
    </style:style>
    <style:style style:name="T27" style:family="text">
      <style:text-properties officeooo:rsid="000c299d"/>
    </style:style>
    <style:style style:name="T28" style:family="text">
      <style:text-properties officeooo:rsid="000dd52f"/>
    </style:style>
    <style:style style:name="T29" style:family="text">
      <style:text-properties officeooo:rsid="000e67c4"/>
    </style:style>
    <style:style style:name="T30" style:family="text">
      <style:text-properties officeooo:rsid="0010c07c"/>
    </style:style>
    <style:style style:name="T31" style:family="text">
      <style:text-properties officeooo:rsid="000f9681"/>
    </style:style>
    <style:style style:name="T32" style:family="text">
      <style:text-properties officeooo:rsid="001135ca"/>
    </style:style>
    <style:style style:name="T33" style:family="text">
      <style:text-properties officeooo:rsid="00115952"/>
    </style:style>
    <style:style style:name="T34" style:family="text">
      <style:text-properties officeooo:rsid="0017e2f7"/>
    </style:style>
    <style:style style:name="T35" style:family="text">
      <style:text-properties officeooo:rsid="001c643c"/>
    </style:style>
    <style:style style:name="T36" style:family="text">
      <style:text-properties officeooo:rsid="001ccb36"/>
    </style:style>
    <style:style style:name="T37" style:family="text">
      <style:text-properties officeooo:rsid="001d9ce8"/>
    </style:style>
    <style:style style:name="T38" style:family="text">
      <style:text-properties officeooo:rsid="00205435"/>
    </style:style>
    <style:style style:name="T39" style:family="text">
      <style:text-properties style:font-name="Times New Roman1" fo:font-size="12pt" fo:font-weight="normal" style:font-weight-asian="normal" style:font-weight-complex="normal"/>
    </style:style>
    <style:style style:name="T40" style:family="text">
      <style:text-properties officeooo:rsid="00290314"/>
    </style:style>
    <style:style style:name="T41" style:family="text">
      <style:text-properties officeooo:rsid="002a2fad"/>
    </style:style>
    <style:style style:name="T42" style:family="text">
      <style:text-properties officeooo:rsid="000e8e9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97088408" text:id="ct97088408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97088304" text:id="ct97088304">
          <text:deletion>
            <office:change-info>
              <dc:creator>Unbekannter Autor</dc:creator>
              <dc:date>2015-08-13T12:23:00</dc:date>
            </office:change-info>
            <text:p text:style-name="P1"><text:span text:style-name="T1"><text:s/>under</text:span><text:span text:style-name="T2"> </text:span></text:p>
          </text:deletion>
        </text:changed-region>
        <text:changed-region xml:id="ct97088200" text:id="ct97088200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97088096" text:id="ct97088096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97088720" text:id="ct9708872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97088616" text:id="ct97088616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97089136" text:id="ct9708913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97089240" text:id="ct97089240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97089344" text:id="ct9708934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97089448" text:id="ct97089448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97089552" text:id="ct9708955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97089656" text:id="ct97089656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97089760" text:id="ct9708976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97089864" text:id="ct97089864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97089968" text:id="ct9708996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97090072" text:id="ct97090072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97090176" text:id="ct9709017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97090280" text:id="ct97090280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97090384" text:id="ct9709038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97090488" text:id="ct97090488">
          <text:deletion>
            <office:change-info>
              <dc:creator>Unbekannter Autor</dc:creator>
              <dc:date>2015-08-13T12:24:00</dc:date>
            </office:change-info>
            <text:p text:style-name="P2"><text:span text:style-name="T3">D</text:span></text:p>
          </text:deletion>
        </text:changed-region>
        <text:changed-region xml:id="ct97090592" text:id="ct9709059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97634384" text:id="ct97634384">
          <text:deletion>
            <office:change-info>
              <dc:creator>Unbekannter Autor</dc:creator>
              <dc:date>2015-08-13T12:24:00</dc:date>
            </office:change-info>
            <text:p text:style-name="P2"><text:span text:style-name="T3">A</text:span></text:p>
          </text:deletion>
        </text:changed-region>
        <text:changed-region xml:id="ct97634488" text:id="ct9763448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97634592" text:id="ct9763459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97634696" text:id="ct97634696">
          <text:deletion>
            <office:change-info>
              <dc:creator>Unbekannter Autor</dc:creator>
              <dc:date>2015-08-13T12:25:00</dc:date>
            </office:change-info>
            <text:p text:style-name="P2"><text:span text:style-name="T4">es</text:span></text:p>
          </text:deletion>
        </text:changed-region>
        <text:changed-region xml:id="ct97634800" text:id="ct9763480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97634904" text:id="ct97634904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97635008" text:id="ct9763500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97635112" text:id="ct97635112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97635216" text:id="ct97635216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97635320" text:id="ct97635320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97635424" text:id="ct97635424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97635528" text:id="ct97635528">
          <text:deletion>
            <office:change-info>
              <dc:creator>Unbekannter Autor</dc:creator>
              <dc:date>2015-08-13T11:45:00</dc:date>
            </office:change-info>
            <text:p text:style-name="P3">4</text:p>
          </text:deletion>
        </text:changed-region>
        <text:changed-region xml:id="ct97635632" text:id="ct97635632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  <text:insertion>
            <office:change-info office:chg-author="Unbekannter Autor" office:chg-date-time="2015-08-13T11:45:00"/>
          </text:insertion>
        </text:changed-region>
        <text:changed-region xml:id="ct405675016" text:id="ct405675016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97635736" text:id="ct97635736">
          <text:deletion>
            <office:change-info>
              <dc:creator>Unbekannter Autor</dc:creator>
              <dc:date>2015-08-13T11:45:00</dc:date>
            </office:change-info>
            <text:p text:style-name="P3">6</text:p>
          </text:deletion>
        </text:changed-region>
        <text:changed-region xml:id="ct97635840" text:id="ct97635840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  <text:insertion>
            <office:change-info office:chg-author="Unbekannter Autor" office:chg-date-time="2015-08-13T11:45:00"/>
          </text:insertion>
        </text:changed-region>
        <text:changed-region xml:id="ct405677720" text:id="ct405677720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97635944" text:id="ct97635944">
          <text:deletion>
            <office:change-info>
              <dc:creator>Unbekannter Autor</dc:creator>
              <dc:date>2016-02-25T17:23:00</dc:date>
            </office:change-info>
            <text:p text:style-name="P2"><text:span text:style-name="T6">5</text:span></text:p>
          </text:deletion>
        </text:changed-region>
        <text:changed-region xml:id="ct97636048" text:id="ct97636048">
          <text:insertion>
            <office:change-info>
              <dc:creator>Unbekannter Autor</dc:creator>
              <dc:date>2016-02-25T17:23:00</dc:date>
            </office:change-info>
          </text:insertion>
        </text:changed-region>
        <text:changed-region xml:id="ct97636256" text:id="ct97636256">
          <text:deletion>
            <office:change-info>
              <dc:creator>Unbekannter Autor</dc:creator>
              <dc:date>2016-01-21T17:29:00</dc:date>
            </office:change-info>
            <text:p text:style-name="P2"><text:span text:style-name="T6">0</text:span></text:p>
          </text:deletion>
        </text:changed-region>
        <text:changed-region xml:id="ct97636152" text:id="ct97636152">
          <text:deletion>
            <office:change-info>
              <dc:creator>Unbekannter Autor</dc:creator>
              <dc:date>2015-08-13T11:45:00</dc:date>
            </office:change-info>
            <text:p text:style-name="P2"><text:span text:style-name="T6">2</text:span></text:p>
          </text:deletion>
        </text:changed-region>
        <text:changed-region xml:id="ct97636360" text:id="ct97636360">
          <text:insertion>
            <office:change-info>
              <dc:creator>Unbekannter Autor</dc:creator>
              <dc:date>2016-02-25T17:23:00</dc:date>
            </office:change-info>
          </text:insertion>
        </text:changed-region>
        <text:changed-region xml:id="ct405677928" text:id="ct405677928">
          <text:deletion>
            <office:change-info>
              <dc:creator>Wiebke Oeltjen</dc:creator>
              <dc:date>2016-07-19T12:49:00</dc:date>
            </office:change-info>
            <text:p text:style-name="P2"><text:span text:style-name="T6">2</text:span></text:p>
          </text:deletion>
          <text:insertion>
            <office:change-info office:chg-author="Unbekannter Autor" office:chg-date-time="2016-02-25T17:23:00"/>
          </text:insertion>
        </text:changed-region>
        <text:changed-region xml:id="ct405678032" text:id="ct405678032">
          <text:insertion>
            <office:change-info>
              <dc:creator>Wiebke Oeltjen</dc:creator>
              <dc:date>2016-07-19T12:49:00</dc:date>
            </office:change-info>
          </text:insertion>
        </text:changed-region>
        <text:changed-region xml:id="ct97636464" text:id="ct97636464">
          <text:deletion>
            <office:change-info>
              <dc:creator>Unbekannter Autor</dc:creator>
              <dc:date>2015-08-13T12:26:00</dc:date>
            </office:change-info>
            <text:p text:style-name="P4">A</text:p>
          </text:deletion>
        </text:changed-region>
        <text:changed-region xml:id="ct97636568" text:id="ct97636568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97636672" text:id="ct97636672">
          <text:deletion>
            <office:change-info>
              <dc:creator>Unbekannter Autor</dc:creator>
              <dc:date>2015-08-13T12:26:00</dc:date>
            </office:change-info>
            <text:p text:style-name="P4">S</text:p>
          </text:deletion>
        </text:changed-region>
        <text:changed-region xml:id="ct97636776" text:id="ct97636776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405678864" text:id="ct405678864">
          <text:insertion>
            <office:change-info>
              <dc:creator>Wiebke Oeltjen</dc:creator>
              <dc:date>2016-07-19T13:19:00</dc:date>
            </office:change-info>
          </text:insertion>
        </text:changed-region>
        <text:changed-region xml:id="ct405678240" text:id="ct405678240">
          <text:insertion>
            <office:change-info>
              <dc:creator>Wiebke Oeltjen</dc:creator>
              <dc:date>2016-07-19T12:51:00</dc:date>
            </office:change-info>
          </text:insertion>
        </text:changed-region>
        <text:changed-region xml:id="ct97636880" text:id="ct97636880">
          <text:deletion>
            <office:change-info>
              <dc:creator>Unbekannter Autor</dc:creator>
              <dc:date>2015-08-13T12:27:00</dc:date>
            </office:change-info>
            <text:p text:style-name="P4"><text:s/>(is <text:s/>included)</text:p>
          </text:deletion>
        </text:changed-region>
        <text:changed-region xml:id="ct405678760" text:id="ct405678760">
          <text:insertion>
            <office:change-info>
              <dc:creator>Wiebke Oeltjen</dc:creator>
              <dc:date>2016-07-19T13:00:00</dc:date>
            </office:change-info>
          </text:insertion>
        </text:changed-region>
        <text:changed-region xml:id="ct405677824" text:id="ct405677824">
          <text:deletion>
            <office:change-info>
              <dc:creator>Wiebke Oeltjen</dc:creator>
              <dc:date>2016-07-19T12:49:00</dc:date>
            </office:change-info>
            <text:p text:style-name="P4"><text:span text:style-name="T6">7</text:span></text:p>
          </text:deletion>
        </text:changed-region>
        <text:changed-region xml:id="ct405678344" text:id="ct405678344">
          <text:insertion>
            <office:change-info>
              <dc:creator>Wiebke Oeltjen</dc:creator>
              <dc:date>2016-07-19T12:49:00</dc:date>
            </office:change-info>
          </text:insertion>
        </text:changed-region>
        <text:changed-region xml:id="ct405679488" text:id="ct405679488">
          <text:deletion>
            <office:change-info>
              <dc:creator>Wiebke Oeltjen</dc:creator>
              <dc:date>2016-07-19T13:21:00</dc:date>
            </office:change-info>
            <text:p text:style-name="P4">,</text:p>
          </text:deletion>
        </text:changed-region>
        <text:changed-region xml:id="ct405680112" text:id="ct405680112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405680008" text:id="ct405680008">
          <text:deletion>
            <office:change-info>
              <dc:creator>Wiebke Oeltjen</dc:creator>
              <dc:date>2016-07-19T13:22:00</dc:date>
            </office:change-info>
            <text:p text:style-name="P4"><text:s/></text:p>
          </text:deletion>
        </text:changed-region>
        <text:changed-region xml:id="ct405662120" text:id="ct405662120">
          <text:insertion>
            <office:change-info>
              <dc:creator>Wiebke Oeltjen</dc:creator>
              <dc:date>2016-07-19T13:22:00</dc:date>
            </office:change-info>
          </text:insertion>
        </text:changed-region>
        <text:changed-region xml:id="ct405679904" text:id="ct405679904">
          <text:insertion>
            <office:change-info>
              <dc:creator>Wiebke Oeltjen</dc:creator>
              <dc:date>2016-07-19T13:20:00</dc:date>
            </office:change-info>
          </text:insertion>
        </text:changed-region>
        <text:changed-region xml:id="ct405680320" text:id="ct405680320">
          <text:insertion>
            <office:change-info>
              <dc:creator>Wiebke Oeltjen</dc:creator>
              <dc:date>2016-07-19T13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draw:frame draw:style-name="fr1" draw:name="Grafik1" text:anchor-type="paragraph" svg:x="12.467cm" svg:y="-0.339cm" svg:width="4.5cm" svg:height="1.06cm" draw:z-index="0"><draw:image xlink:href="Pictures/10000000000000AA00000028DEFC3EF3.png" xlink:type="simple" xlink:show="embed" xlink:actuate="onLoad"/></draw:frame>MyCoRe data sheet </text:h>
      <text:p text:style-name="P2">MyCoRe:<text:tab/><text:span text:style-name="T11">My</text:span> <text:span text:style-name="T11">Co</text:span>ntent <text:span text:style-name="T11">Re</text:span>pository ['maɪkɔːr]</text:p>
      <text:p text:style-name="P1">License:<text:tab/><text:span text:style-name="T11">Open Source Software</text:span><text:change-start text:change-id="ct97088408"/><text:span text:style-name="T15">, </text:span><text:span text:style-name="T39">licensed</text:span><text:span text:style-name="T15"> under </text:span><text:span text:style-name="T2">the </text:span><text:change-end text:change-id="ct97088408"/><text:change text:change-id="ct97088304"/><text:span text:style-name="T22">GNU General Public License</text:span> (GPL) </text:p>
      <text:p text:style-name="P2">Developers:<text:tab/><text:change-start text:change-id="ct97088200"/><text:span text:style-name="T14">The </text:span><text:change-end text:change-id="ct97088200"/><text:span text:style-name="T11">MyCoRe Community</text:span></text:p>
      <text:p text:style-name="P2">Website: <text:tab/><text:span text:style-name="T11">http://www.mycore.org</text:span></text:p>
      <text:p text:style-name="P2">Type:<text:tab/>Web application for <text:change text:change-id="ct97088096"/><text:change-start text:change-id="ct97088720"/><text:span text:style-name="T4">d</text:span><text:change-end text:change-id="ct97088720"/>igital <text:change text:change-id="ct97088616"/><text:change-start text:change-id="ct97089136"/><text:span text:style-name="T4">l</text:span><text:change-end text:change-id="ct97089136"/>ibraries, <text:change text:change-id="ct97089240"/><text:change-start text:change-id="ct97089344"/><text:span text:style-name="T4">c</text:span><text:change-end text:change-id="ct97089344"/>ontent <text:change text:change-id="ct97089448"/><text:change-start text:change-id="ct97089552"/><text:span text:style-name="T4">m</text:span><text:change-end text:change-id="ct97089552"/>anagement, <text:line-break/><text:tab/><text:change text:change-id="ct97089656"/><text:change-start text:change-id="ct97089760"/><text:span text:style-name="T4">d</text:span><text:change-end text:change-id="ct97089760"/>ocument <text:change text:change-id="ct97089864"/><text:change-start text:change-id="ct97089968"/><text:span text:style-name="T4">m</text:span><text:change-end text:change-id="ct97089968"/>anagement, <text:change text:change-id="ct97090072"/><text:change-start text:change-id="ct97090176"/><text:span text:style-name="T4">d</text:span><text:change-end text:change-id="ct97090176"/>ocument server, <text:change text:change-id="ct97090280"/><text:change-start text:change-id="ct97090384"/><text:span text:style-name="T4">p</text:span><text:change-end text:change-id="ct97090384"/>ublication server, <text:line-break/><text:tab/><text:change text:change-id="ct97090488"/><text:change-start text:change-id="ct97090592"/><text:span text:style-name="T3">d</text:span><text:change-end text:change-id="ct97090592"/><text:span text:style-name="T3">igital </text:span><text:change text:change-id="ct97634384"/><text:change-start text:change-id="ct97634488"/><text:span text:style-name="T3">a</text:span><text:change-end text:change-id="ct97634488"/>rchiv<text:change-start text:change-id="ct97634592"/><text:span text:style-name="T4">ing</text:span><text:change-end text:change-id="ct97634592"/><text:change text:change-id="ct97634696"/><text:change-start text:change-id="ct97634800"/><text:span text:style-name="T4"> solution</text:span><text:change-end text:change-id="ct97634800"/>, <text:change text:change-id="ct97634904"/><text:change-start text:change-id="ct97635008"/><text:span text:style-name="T4">i</text:span><text:change-end text:change-id="ct97635008"/>nstitutional <text:change text:change-id="ct97635112"/><text:change-start text:change-id="ct97635216"/><text:span text:style-name="T4">r</text:span><text:change-end text:change-id="ct97635216"/>epositories</text:p>
      <text:p text:style-name="P2">Language:<text:tab/>Language of MyCoRe application is <text:change text:change-id="ct97635320"/><text:change-start text:change-id="ct97635424"/><text:span text:style-name="T4">configurable</text:span><text:change-end text:change-id="ct97635424"/>, documentation is German</text:p>
      <text:p text:style-name="P3">LTS Release:<text:tab/>201<text:change text:change-id="ct97635528"/><text:change text:change-id="ct97635632"/><text:change-start text:change-id="ct405675016"/><text:span text:style-name="T5">6</text:span><text:change-end text:change-id="ct405675016"/>.0<text:change text:change-id="ct97635736"/><text:change text:change-id="ct97635840"/><text:change-start text:change-id="ct405677720"/><text:span text:style-name="T5">6</text:span><text:change-end text:change-id="ct405677720"/> (<text:span text:style-name="T22">long term release</text:span>)</text:p>
      <text:p text:style-name="P2">Version:<text:tab/><text:span text:style-name="T6">201</text:span><text:change text:change-id="ct97635944"/><text:change-start text:change-id="ct97636048"/><text:span text:style-name="T6">6</text:span><text:change-end text:change-id="ct97636048"/><text:span text:style-name="T6">.</text:span><text:change text:change-id="ct97636256"/><text:change text:change-id="ct97636152"/><text:change-start text:change-id="ct97636360"/><text:span text:style-name="T6">0</text:span><text:change-end text:change-id="ct97636360"/><text:change text:change-id="ct405677928"/><text:change-start text:change-id="ct405678032"/><text:span text:style-name="T6">6</text:span><text:change-end text:change-id="ct405678032"/></text:p>
      <text:p text:style-name="P2">Operating system:<text:tab/>Windows, Unix, Linux, Mac OS X</text:p>
      <text:p text:style-name="P4">System requirements:<text:tab/>Web <text:change text:change-id="ct97636464"/><text:change-start text:change-id="ct97636568"/><text:span text:style-name="T4">a</text:span><text:change-end text:change-id="ct97636568"/>pplication <text:change text:change-id="ct97636672"/><text:change-start text:change-id="ct97636776"/><text:span text:style-name="T4">s</text:span><text:change-end text:change-id="ct97636776"/>erver: <text:change-start text:change-id="ct405678864"/><text:line-break/><text:change-end text:change-id="ct405678864"/>Apache Tomcat, Jetty or <text:span text:style-name="T30">comparable web server</text:span><text:change-start text:change-id="ct405678240"/><text:span text:style-name="T30">, </text:span>Version 3.1<text:change-end text:change-id="ct405678240"/><text:line-break/>Database: <text:span text:style-name="T30">PostgreSQL, </text:span>MySQL, Oracle, IBM DB2, HSQLDB<text:change text:change-id="ct97636880"/> or other relational database management system<text:change-start text:change-id="ct405678760"/>, <text:span text:style-name="T40">that works with hibernate</text:span><text:change-end text:change-id="ct405678760"/><text:line-break/>Java <text:change text:change-id="ct405677824"/><text:change-start text:change-id="ct405678344"/><text:span text:style-name="T6">8</text:span><text:change-end text:change-id="ct405678344"/> SDK<text:change text:change-id="ct405679488"/><text:change-start text:change-id="ct405680112"/> <text:change-end text:change-id="ct405680112"/><text:change text:change-id="ct405680008"/><text:change-start text:change-id="ct405662120"/><text:span text:style-name="T41">and for development</text:span><text:change-end text:change-id="ct405662120"/><text:change-start text:change-id="ct405679904"/><text:span text:style-name="T41">: </text:span><text:change-end text:change-id="ct405679904"/>Apache Ant, <text:span text:style-name="T30">Maven, </text:span>SVN <text:span text:style-name="T27">c</text:span>lient <text:change-start text:change-id="ct405680320"/><text:line-break/><text:span text:style-name="T42">Solr-Server</text:span><text:change-end text:change-id="ct405680320"/></text:p>
      <text:p text:style-name="P9">Download:<text:tab/><text:span text:style-name="T31">http://mycore.org/download/<text:line-break/>http://mycore.de/documentation/getting_started/mir.html</text:span></text:p>
      <text:p text:style-name="P8"><text:span text:style-name="T30">Example</text:span> application:<text:tab/><text:span text:style-name="T13">MIR</text:span><text:span text:style-name="T17">, </text:span><text:span text:style-name="T18">that is the </text:span><text:span text:style-name="T23">M</text:span><text:span text:style-name="T24">ODS</text:span><text:span text:style-name="T23"> Institutional Repository, </text:span>http://mycore.<text:span text:style-name="T3">org</text:span>/<text:span text:style-name="T32">mir</text:span> </text:p>
      <text:p text:style-name="P10">Functionality:<text:tab/><text:span text:style-name="T33">The </text:span>MyCoRe <text:span text:style-name="T33">framework</text:span> provides functionality of <text:span text:style-name="T34">information repositories </text:span>and publication servers. Own web applications can be developed with MyCoRe by configurations and adjustments in XML, XSL <text:span text:style-name="T28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29"> An integrated viewing tool is provided for displaying images or high-resolution illustrations. </text:span>Standards are supported for metadata (like <text:span text:style-name="T26">MODS</text:span>) and for classifications (e.g. <text:span text:style-name="T22">Dewey Decimal Classification</text:span><text:span text:style-name="T25"> DDC</text:span>). Metadata models are adaptable and expandable. Persistent identifiers (URN, <text:span text:style-name="T35">handle</text:span>) assure permanent access to the data. Interfaces to other systems are supported such as the <text:span text:style-name="T22">Open Archives Initiative Protocol for Metadata Harvesting</text:span> (OAI-PMH), the <text:span text:style-name="T22">Simple Web-service Offering Repository Deposit</text:span> (SWORD), <text:span text:style-name="T35">REST</text:span> or search engine robots. Access to MyCoRe applications can be controlled by user and rights management <text:span text:style-name="T36">with LDAP or shibboleth. </text:span><text:span text:style-name="T22">Access Control Lists</text:span> (ACL)<text:span text:style-name="T36"> </text:span>specif<text:span text:style-name="T36">y </text:span>what operations are allowed to be performed on <text:span text:style-name="T37">metadata or </text:span>objec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officeooo:rsid="001b802b"/>
    </style:style>
    <style:style style:name="MT4" style:family="text">
      <style:text-properties fo:color="#4c4c4c" officeooo:rsid="0023de15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7088928" text:id="ct97088928">
            <text:deletion>
              <office:change-info>
                <dc:creator>Unbekannter Autor</dc:creator>
                <dc:date>2016-01-21T17:30:00</dc:date>
              </office:change-info>
              <text:p text:style-name="Footer"><text:span text:style-name="MT3">5</text:span></text:p>
            </text:deletion>
          </text:changed-region>
          <text:changed-region xml:id="ct97089032" text:id="ct97089032">
            <text:insertion>
              <office:change-info>
                <dc:creator>Unbekannter Autor</dc:creator>
                <dc:date>2016-01-21T17:30:00</dc:date>
              </office:change-info>
            </text:insertion>
          </text:changed-region>
        </text:tracked-changes>
        <text:p text:style-name="Footer"><text:tab/><text:span text:style-name="MT1">MyCoRe data sheet </text:span><text:span text:style-name="MT2">©</text:span><text:span text:style-name="MT1"> MyCoRe, 201</text:span><text:change text:change-id="ct97088928"/><text:change-start text:change-id="ct97089032"/><text:span text:style-name="MT4">6</text:span><text:change-end text:change-id="ct9708903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6-07-19T13:27:38.921000000</dc:date>
    <meta:editing-duration>PT18H38M58S</meta:editing-duration>
    <meta:editing-cycles>71</meta:editing-cycles>
    <meta:generator>LibreOffice/4.3.4.1$Windows_x86 LibreOffice_project/bc356b2f991740509f321d70e4512a6a54c5f243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dc:creator>Wiebke Oeltjen</dc:creator>
    <meta:document-statistic meta:table-count="0" meta:image-count="1" meta:object-count="0" meta:page-count="1" meta:paragraph-count="15" meta:word-count="338" meta:character-count="2562" meta:non-whitespace-character-count="2226"/>
    <meta:user-defined meta:name="Info 1"/>
    <meta:user-defined meta:name="Info 2"/>
    <meta:user-defined meta:name="Info 3"/>
    <meta:user-defined meta:name="Info 4"/>
  </office:meta>
</office:document-meta>
</file>